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DejaVu Sans1" svg:font-family="'DejaVu Sans'"/>
    <style:font-face style:name="Quattrocento Sans1" svg:font-family="'Quattrocento Sans'"/>
    <style:font-face style:name="ＭＳ Ｐゴシック1" svg:font-family="'ＭＳ Ｐゴシック'"/>
    <style:font-face style:name="Arial" svg:font-family="Arial" style:font-pitch="variable"/>
    <style:font-face style:name="Arial Unicode MS1" svg:font-family="'Arial Unicode MS'" style:font-pitch="variable"/>
    <style:font-face style:name="Calibri" svg:font-family="Calibri" style:font-pitch="variable"/>
    <style:font-face style:name="DejaVu Sans" svg:font-family="'DejaVu Sans'" style:font-pitch="variable"/>
    <style:font-face style:name="Liberation Sans1" svg:font-family="'Liberation Sans'" style:font-pitch="variable"/>
    <style:font-face style:name="Microsoft YaHei1" svg:font-family="'Microsoft YaHei'" style:font-pitch="variable"/>
    <style:font-face style:name="Quattrocento Sans" svg:font-family="'Quattrocento Sans'"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53cm" svg:stroke-color="#4bacc6" draw:stroke-linejoin="miter" draw:fill="solid" draw:fill-color="#ffffff"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solid" draw:fill-color="#f1a205" draw:textarea-vertical-align="middle" draw:auto-grow-height="false" draw:fit-to-size="false" fo:min-height="0cm" fo:min-width="0cm" fo:padding-top="0.132cm" fo:padding-bottom="0.132cm" fo:padding-left="0.132cm" fo:padding-right="0.132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middle" draw:auto-grow-height="false" draw:fit-to-size="false" fo:min-height="0.763cm" fo:min-width="9.991cm" fo:padding-top="0cm" fo:padding-bottom="0cm" fo:padding-left="0cm" fo:padding-right="0cm" fo:wrap-option="wrap"/>
    </style:style>
    <style:style style:name="gr5" style:family="graphic" style:parent-style-name="standard">
      <style:graphic-properties draw:stroke="none" svg:stroke-width="0cm" draw:fill="none" draw:textarea-vertical-align="middle" draw:auto-grow-height="false" draw:fit-to-size="false" fo:min-height="0.917cm" fo:min-width="9.991cm" fo:padding-top="0cm" fo:padding-bottom="0cm" fo:padding-left="0cm" fo:padding-right="0cm" fo:wrap-option="wrap"/>
    </style:style>
    <style:style style:name="gr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min-height="2.32cm" fo:min-width="11.51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4.022cm" fo:min-width="11.51cm" fo:padding-top="0.125cm" fo:padding-bottom="0.125cm" fo:padding-left="0.25cm" fo:padding-right="0.25cm" fo:wrap-option="wrap"/>
    </style:style>
    <style:style style:name="gr10" style:family="graphic" style:parent-style-name="standard">
      <style:graphic-properties draw:stroke="solid" svg:stroke-width="0.026cm" svg:stroke-color="#1f497d" draw:stroke-linejoin="round" draw:fill="solid" draw:fill-color="#8064a2"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d8d8d8" draw:textarea-vertical-align="middle"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fef2da"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1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false" draw:fit-to-size="false" fo:min-height="4.069cm" fo:min-width="11.27cm" fo:padding-top="0.125cm" fo:padding-bottom="0.125cm" fo:padding-left="0.25cm" fo:padding-right="0.25cm" fo:wrap-option="wrap"/>
    </style:style>
    <style:style style:name="gr16" style:family="graphic" style:parent-style-name="standard">
      <style:graphic-properties draw:stroke="none" svg:stroke-color="#000000" draw:fill="none" draw:fill-color="#ffffff" draw:textarea-horizontal-align="left" draw:auto-grow-height="true" draw:auto-grow-width="true" fo:min-height="1.183cm" fo:min-width="8.227cm"/>
    </style:style>
    <style:style style:name="gr17" style:family="graphic" style:parent-style-name="standard">
      <style:graphic-properties draw:stroke="none" draw:fill="none" fo:min-height="2.121cm"/>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1" style:family="paragraph">
      <loext:graphic-properties draw:fill="solid" draw:fill-color="#ffffff"/>
      <style:paragraph-properties fo:text-align="start"/>
      <style:text-properties fo:font-size="18pt"/>
    </style:style>
    <style:style style:name="P2" style:family="paragraph">
      <style:paragraph-properties fo:margin-top="0cm" fo:margin-bottom="0cm" fo:line-height="100%" fo:text-align="start"/>
    </style:style>
    <style:style style:name="P3" style:family="paragraph">
      <loext:graphic-properties draw:fill="solid" draw:fill-color="#f1a205"/>
      <style:paragraph-properties fo:text-align="start" style:font-independent-line-spacing="true"/>
      <style:text-properties fo:font-size="18pt"/>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style:paragraph-properties fo:margin-top="0cm" fo:margin-bottom="0cm" fo:line-height="100%"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style:paragraph-properties fo:margin-top="0cm" fo:margin-bottom="0cm" fo:text-align="start"/>
    </style:style>
    <style:style style:name="P8" style:family="paragraph">
      <style:paragraph-properties fo:margin-top="0cm" fo:margin-bottom="0cm" fo:line-height="100%" fo:text-align="center"/>
    </style:style>
    <style:style style:name="P9" style:family="paragraph">
      <loext:graphic-properties draw:fill="solid" draw:fill-color="#8064a2"/>
      <style:paragraph-properties fo:text-align="start" style:font-independent-line-spacing="true"/>
      <style:text-properties fo:font-size="18pt"/>
    </style:style>
    <style:style style:name="P10" style:family="paragraph">
      <loext:graphic-properties draw:fill="solid" draw:fill-color="#d8d8d8"/>
      <style:paragraph-properties fo:text-align="start" style:font-independent-line-spacing="true"/>
      <style:text-properties fo:font-size="18pt"/>
    </style:style>
    <style:style style:name="P11" style:family="paragraph">
      <loext:graphic-properties draw:fill="solid" draw:fill-color="#fef2da"/>
      <style:paragraph-properties fo:text-align="start"/>
      <style:text-properties fo:font-size="18pt"/>
    </style:style>
    <style:style style:name="P12" style:family="paragraph">
      <style:paragraph-properties fo:text-align="start" style:punctuation-wrap="hanging" style:writing-mode="lr-tb">
        <style:tab-stops>
          <style:tab-stop style:position="0cm"/>
        </style:tab-stops>
      </style:paragraph-properties>
    </style:style>
    <style:style style:name="P13" style:family="paragraph">
      <loext:graphic-properties draw:fill="none"/>
      <style:paragraph-properties fo:margin-top="0cm" fo:margin-bottom="0cm" fo:text-align="start" style:font-independent-line-spacing="true"/>
      <style:text-properties fo:font-size="18pt"/>
    </style:style>
    <style:style style:name="P14" style:family="paragraph">
      <loext:graphic-properties draw:fill="none" draw:fill-color="#ffffff"/>
      <style:text-properties fo:font-size="10pt" style:font-size-asian="10pt" style:font-size-complex="10pt"/>
    </style:style>
    <style:style style:name="P15" style:family="paragraph">
      <loext:graphic-properties draw:fill="none"/>
      <style:paragraph-properties fo:margin-top="0cm" fo:margin-bottom="0cm" fo:line-height="100%" fo:text-align="start"/>
    </style:style>
    <style:style style:name="P16"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17" style:family="paragraph">
      <loext:graphic-properties draw:fill="none" draw:fill-color="#ffffff"/>
      <style:paragraph-properties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Arial1" fo:font-size="14.3000001907349pt" fo:letter-spacing="normal" fo:font-style="normal" style:text-underline-style="none" fo:font-weight="normal" style:font-name-asian="Arial1" style:font-size-asian="14.3000001907349pt" style:font-style-asian="normal" style:font-weight-asian="normal" style:font-name-complex="DejaVu Sans1" style:font-size-complex="14.3000001907349pt" style:font-style-complex="normal" style:font-weight-complex="normal"/>
    </style:style>
    <style:style style:name="T2" style:family="text">
      <style:text-properties fo:font-variant="normal" fo:text-transform="none" fo:color="#002c46" style:text-line-through-style="none" style:text-line-through-type="none" style:text-position="0% 100%" style:font-name="Arial1" fo:font-size="14.3000001907349pt" fo:letter-spacing="normal" fo:font-style="normal" style:text-underline-style="none" fo:font-weight="normal" style:font-name-asian="Arial1" style:font-size-asian="14.3000001907349pt" style:font-style-asian="normal" style:font-weight-asian="normal" style:font-name-complex="DejaVu Sans1" style:font-size-complex="14.3000001907349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0.6999998092651pt" fo:letter-spacing="normal" fo:font-style="normal" style:text-underline-style="none" fo:font-weight="normal" style:font-name-asian="Arial1" style:font-size-asian="10.6999998092651pt" style:font-style-asian="normal" style:font-weight-asian="normal" style:font-name-complex="DejaVu Sans1" style:font-size-complex="10.699999809265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DejaVu Sans1" style:font-size-complex="10pt" style:font-style-complex="normal" style:font-weight-complex="normal"/>
    </style:style>
    <style:style style:name="T5" style:family="text">
      <style:text-properties fo:font-variant="normal" fo:text-transform="none" fo:color="#555759" style:text-line-through-style="none" style:text-line-through-type="none" style:text-position="0% 100%" style:font-name="Arial1" fo:font-size="10pt" fo:letter-spacing="normal"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Quattrocento Sans1" fo:font-size="12pt" fo:letter-spacing="normal" fo:font-style="normal" style:text-underline-style="none" fo:font-weight="bold" style:font-name-asian="Quattrocento Sans1" style:font-size-asian="12pt" style:font-style-asian="normal" style:font-weight-asian="bold" style:font-name-complex="DejaVu Sans1" style:font-size-complex="12pt" style:font-style-complex="normal" style:font-weight-complex="bold"/>
    </style:style>
    <style:style style:name="T7" style:family="text">
      <style:text-properties fo:font-variant="normal" fo:text-transform="none" fo:color="#29748d" style:text-line-through-style="none" style:text-line-through-type="none" style:text-position="0% 100%" style:font-name="Quattrocento Sans1" fo:font-size="20pt" fo:letter-spacing="normal" fo:font-style="normal" style:text-underline-style="none" fo:font-weight="bold" style:font-name-asian="Quattrocento Sans1" style:font-size-asian="20pt" style:font-style-asian="normal" style:font-weight-asian="bold" style:font-name-complex="DejaVu Sans1" style:font-size-complex="20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DejaVu Sans1" style:font-size-complex="1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10" style:family="text">
      <style:text-properties fo:font-size="10pt" style:font-size-asian="10pt" style:font-size-complex="10pt"/>
    </style:style>
    <style:style style:name="T11"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bold" style:font-name-asian="Calibri1" style:font-size-asian="12pt" style:font-style-asian="normal" style:font-weight-asian="bold" style:font-size-complex="12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style:font-name-asian="Arial1" style:font-size-asian="12pt" style:font-style-asian="italic" style:font-weight-asian="normal" style:font-size-complex="12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bold" style:font-name-asian="Arial1" style:font-size-asian="12pt" style:font-style-asian="italic" style:font-weight-asian="bold" style:font-size-complex="12pt" style:font-style-complex="italic" style:font-weight-complex="bold"/>
    </style:style>
    <style:style style:name="T14" style:family="text">
      <style:text-properties fo:font-variant="normal" fo:text-transform="none" fo:color="#000000" style:text-line-through-style="none" style:text-line-through-type="none" style:text-position="0% 100%" style:font-name="Calibri1" fo:font-size="12pt" fo:letter-spacing="normal" fo:font-style="italic" style:text-underline-style="none" fo:font-weight="bold" style:font-name-asian="Calibri1" style:font-size-asian="12pt" style:font-style-asian="italic" style:font-weight-asian="bold" style:font-size-complex="12pt" style:font-style-complex="italic" style:font-weight-complex="bold"/>
    </style:style>
    <style:style style:name="T15"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12pt" fo:letter-spacing="normal" fo:font-style="normal" style:text-underline-style="solid" style:text-underline-width="auto" style:text-underline-color="#ffffff" fo:font-weight="bold" style:font-name-asian="Calibri1" style:font-size-asian="12pt" style:font-style-asian="normal" style:font-weight-asian="bold"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1" draw:layer="layout" svg:width="12.064cm" svg:height="13cm" svg:x="0.383cm" svg:y="4.3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12.064cm" svg:height="13cm" svg:x="12.743cm" svg:y="4.3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0.798cm" svg:height="0.798cm" svg:x="0.608cm" svg:y="4.495c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3" draw:layer="layout" svg:width="0.798cm" svg:height="0.798cm" svg:x="12.968cm" svg:y="4.495c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4" draw:layer="layout" svg:width="9.99cm" svg:height="0.62cm" svg:x="1.67cm" svg:y="4.584cm">
          <text:p text:style-name="P2"><text:span text:style-name="T2">Con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 draw:text-style-name="P4" draw:layer="layout" svg:width="9.99cm" svg:height="0.62cm" svg:x="14.03cm" svg:y="4.584cm">
          <text:p text:style-name="P2"><text:span text:style-name="T2">Constraints within solution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3" draw:layer="layout" svg:width="0.798cm" svg:height="0.798cm" svg:x="12.918cm" svg:y="9.144cm">
          <text:p text:style-name="P2"><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 draw:text-style-name="P3" draw:layer="layout" svg:width="0.798cm" svg:height="0.798cm" svg:x="0.508cm" svg:y="10.414c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 draw:text-style-name="P5" draw:layer="layout" svg:width="9.99cm" svg:height="0.762cm" svg:x="1.524cm" svg:y="10.414cm">
          <text:p text:style-name="P2"><text:span text:style-name="T2">Criteria for su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 draw:text-style-name="P5" draw:layer="layout" svg:width="9.99cm" svg:height="0.762cm" svg:x="14.03cm" svg:y="9.144cm">
          <text:p text:style-name="P2"><text:span text:style-name="T2">Stakeholders to provide key ins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 draw:text-style-name="P3" draw:layer="layout" svg:width="0.798cm" svg:height="0.798cm" svg:x="0.608cm" svg:y="13.327c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 draw:text-style-name="P3" draw:layer="layout" svg:width="0.798cm" svg:height="0.798cm" svg:x="12.918cm" svg:y="11.902cm">
          <text:p text:style-name="P2"><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 draw:text-style-name="P4" draw:layer="layout" svg:width="9.99cm" svg:height="0.607cm" svg:x="1.67cm" svg:y="13.422cm">
          <text:p text:style-name="P2"><text:span text:style-name="T2">Scope of solution spa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5" draw:text-style-name="P5" draw:layer="layout" svg:width="9.99cm" svg:height="0.916cm" svg:x="14.03cm" svg:y="11.938cm">
          <text:p text:style-name="P2"><text:span text:style-name="T2">Key data sour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 draw:text-style-name="P6" draw:layer="layout" svg:width="12.009cm" svg:height="3.458cm" svg:x="0.398cm" svg:y="5.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5" draw:layer="layout" svg:width="12.009cm" svg:height="2.569cm" svg:x="0.398cm" svg:y="11.176cm">
          <text:p text:style-name="P2"><text:span text:style-name="T3">1</text:span><text:span text:style-name="T4">. Metric based quantitative evaluation to show improved focus</text:span></text:p>
          <text:p text:style-name="P2"><text:span text:style-name="T4">2. Metric based evaluation to show uniform focus in high resolution images </text:span><text:span text:style-name="T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8" draw:text-style-name="P4" draw:layer="layout" svg:width="12.009cm" svg:height="2.084cm" svg:x="0.519cm" svg:y="14.402cm">
          <text:p text:style-name="P7"><text:span text:style-name="T3">This project aims to use deep-learning based generative adversarial network (GAN) technique to restore focus in the image. Training data consist of images of different resolutions with varying degree of out of focus and in-focus pairs are generated. A resnet architecture for generator, descriminator network is proposed. Model will be trained using over 25000 data pairs and tested on newly acquir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8" draw:text-style-name="P4" draw:layer="layout" svg:width="12.009cm" svg:height="3cm" svg:x="12.662cm" svg:y="5.455cm">
          <text:p text:style-name="P2"><text:span text:style-name="T3">1. The enhanced image should not alter the metrology (measurable features)</text:span></text:p>
          <text:p text:style-name="P2"><text:span text:style-name="T3">2. The process should not add significant time to “time to result”</text:span></text:p>
          <text:p text:style-name="P2"><text:span text:style-name="T3">3. Generalizable to closely related semiconductor dev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9" draw:text-style-name="P5" draw:layer="layout" svg:width="12.009cm" svg:height="4.271cm" svg:x="12.753cm" svg:y="12.854cm">
          <text:p text:style-name="P2"><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 draw:text-style-name="P9" draw:layer="layout" svg:width="1.197cm" svg:height="0.567cm" svg:x="18.426cm" svg:y="18.123cm">
          <text:p text:style-name="P8"><text:span text:style-name="T6">H</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1" draw:style-name="gr11" draw:text-style-name="P10" draw:layer="layout" svg:width="1.197cm" svg:height="0.597cm" svg:x="19.524cm" svg:y="18.094cm">
          <text:p text:style-name="P8"><text:span text:style-name="T6">D</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2" draw:style-name="gr11" draw:text-style-name="P10" draw:layer="layout" svg:width="1.197cm" svg:height="0.597cm" svg:x="20.701cm" svg:y="18.064cm">
          <text:p text:style-name="P8"><text:span text:style-name="T6">E</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3" draw:style-name="gr11" draw:text-style-name="P10" draw:layer="layout" svg:width="1.197cm" svg:height="0.597cm" svg:x="21.796cm" svg:y="18.078cm">
          <text:p text:style-name="P8"><text:span text:style-name="T6">I</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4" draw:style-name="gr11" draw:text-style-name="P10" draw:layer="layout" svg:width="1.197cm" svg:height="0.597cm" svg:x="22.905cm" svg:y="18.064cm">
          <text:p text:style-name="P8"><text:span text:style-name="T6">P</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5" draw:style-name="gr10" draw:text-style-name="P9" draw:layer="layout" svg:width="1.197cm" svg:height="0.567cm" svg:x="22.498cm" svg:y="1.964cm">
          <text:p text:style-name="P8"><text:span text:style-name="T6">H</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6" draw:style-name="gr12" draw:text-style-name="P11" draw:layer="layout" svg:width="21.455cm" svg:height="3.156cm" svg:x="0.338cm" svg:y="0.324cm">
          <text:p/>
          <draw:enhanced-geometry draw:mirror-horizontal="false" draw:mirror-vertical="false" svg:viewBox="0 0 0 0" draw:text-areas="0 0 ?f37 ?f36" draw:type="ooxml-wedgeRectCallout" draw:modifiers="53513 65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27" draw:style-name="gr13" draw:text-style-name="P4" draw:layer="layout" svg:width="24.424cm" svg:height="0.852cm" svg:x="0.512cm" svg:y="0.527cm">
          <text:p text:style-name="P2"><text:span text:style-name="T7">Restoring image focus and enhancing depth of field for electron microsco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14" draw:text-style-name="P4" draw:layer="layout" svg:width="12.009cm" svg:height="3cm" svg:x="12.798cm" svg:y="9.854cm">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8" draw:text-style-name="P4" draw:layer="layout" svg:width="23.843cm" svg:height="1.365cm" svg:x="0.512cm" svg:y="1.503cm">
          <text:p text:style-name="P2"><text:span text:style-name="T8">Implement a deep-learning model to restore out of focus images that could essentially</text:span></text:p>
          <text:p text:style-name="P2"><text:span text:style-name="T8">Eliminate uneven focus due to non flat specimens by increasing the the depth of focus of the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15" draw:text-style-name="P13" draw:layer="layout" svg:width="11.769cm" svg:height="4.318cm" svg:x="0.508cm" svg:y="5.359cm">
          <text:p text:style-name="P12"><text:span text:style-name="T9">Material and Structural Division of ThermoFisher Inc. manufactures fast scanning electron microscopes (SEMs) to a part of a large automated fabrication pipeline for semiconductor chip manufacturing industries. As the SEMs are sensitive to minute variations in their environment such as vibrations, sound, etc., it is difficult to guarantee the images to be at high focus in an automated fabrication environment. The specimen surface is also highly uneven. Acquiring uniform high focus at high resolution becomes almost impossible. This gives rise to metrology errors and loss of output in manfacturing of semiconductor chi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4" draw:layer="layout" svg:width="8.727cm" svg:height="1.433cm" svg:x="13.97cm" svg:y="10.16cm">
          <draw:text-box>
            <text:p><text:span text:style-name="T10">Fei Inc. imaging department, </text:span></text:p>
            <text:p><text:span text:style-name="T10">Fei Inc. marketing and sales departments</text:span></text:p>
            <text:p><text:span text:style-name="T10">Number of semi-conductor manufacturing customers</text:span></text:p>
          </draw:text-box>
        </draw:frame>
        <draw:frame draw:style-name="gr17" draw:text-style-name="P15" draw:layer="layout" svg:width="11.981cm" svg:height="2.371cm" svg:x="12.954cm" svg:y="13.716cm">
          <draw:text-box>
            <text:p text:style-name="P2"><text:span text:style-name="T3">Large number of images collected using Verios scanning </text:span></text:p>
            <text:p text:style-name="P2"><text:span text:style-name="T3">electron microscope by Thermo Fisher Inc. and transferred </text:span></text:p>
            <text:p text:style-name="P2"><text:span text:style-name="T3">to imaging and metrology departments for R&amp;D work.</text:span></text:p>
            <text:p text:style-name="P2"><text:span text:style-name="T3">Images are on a private Thermo Fisher Inc. network drive </text:span></text:p>
            <text:p text:style-name="P2"><text:span text:style-name="T3">accessible to the stake holders only.</text:span></text:p>
          </draw:text-box>
        </draw:frame>
        <presentation:notes draw:style-name="dp2">
          <draw:custom-shape draw:name="CustomShape 1" draw:style-name="gr6" draw:text-style-name="P6" draw:layer="layout" svg:width="0.469cm" svg:height="0.51cm" svg:x="16.784cm" svg:y="26.3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17" draw:layer="layout" svg:width="15.194cm" svg:height="0.681cm" svg:x="2.193cm" svg:y="1.681cm" presentation:class="notes" presentation:user-transformed="true">
            <draw:text-box>
              <text:p text:style-name="P16"><text:span text:style-name="T11">Hypothesis: </text:span><text:span text:style-name="T12">Create a Hypothesis with an emphasis on SMART principles. </text:span><text:span text:style-name="T13">(</text:span><text:span text:style-name="T14">S – Specific, M – Measurable, A – Achievable, R – Realistic, T – Timebound). </text:span><text:span text:style-name="T15">If you cannot do this, you </text:span><text:span text:style-name="T11">do not</text:span><text:span text:style-name="T15"> have a good grasp on the business problem.</text:span></text:p>
              <text:p text:style-name="P16"><text:span text:style-name="T15"/></text:p>
              <text:p text:style-name="P16"><text:span text:style-name="T11">Context: </text:span><text:span text:style-name="T15">With context, we have </text:span><text:span text:style-name="T16">clearly identified the problem at hand </text:span><text:span text:style-name="T15">and have elucidated on how our initiative may solve this problem, alongside the commercial implications this will have on the business. </text:span></text:p>
              <text:p text:style-name="P16"><text:span text:style-name="T15"/></text:p>
              <text:p text:style-name="P16"><text:span text:style-name="T11">Criteria for Success</text:span><text:span text:style-name="T15">: Clearly defining the criteria for success ensures that the scope of your work is clearly defined and understood. Otherwise, if this isn’t defined – your work will never end which will result in mismatched expectations.</text:span></text:p>
              <text:p text:style-name="P16"><text:span text:style-name="T15"/></text:p>
              <text:p text:style-name="P16"><text:span text:style-name="T11">Scope of Solution Space: </text:span><text:span text:style-name="T15">Scoping out the solution space ensures that the business initiative is SPECIFIC for a certain segment or area. This prevents solutions that have been developed being scaled and applied for all other business units that the solution may not be responsible or scalable for.</text:span></text:p>
              <text:p text:style-name="P16"><text:span text:style-name="T15"/></text:p>
              <text:p text:style-name="P16"><text:span text:style-name="T11">Constraints within Solution Space: </text:span><text:span text:style-name="T15">Looking forward, what are the foreseeable problems we are likely to encounter? Could this be stakeholder resistance? Could this be we don’t have access to the right data? </text:span></text:p>
              <text:p text:style-name="P16"><text:span text:style-name="T15"/></text:p>
              <text:p text:style-name="P16"><text:span text:style-name="T11">Stakeholders to provide key insight: </text:span><text:span text:style-name="T15">Who are the people I need to speak to, to get the answers I need for my data analysis?</text:span></text:p>
              <text:p text:style-name="P16"><text:span text:style-name="T15"/></text:p>
              <text:p text:style-name="P16"><text:span text:style-name="T11">What key data sources are required</text:span><text:span text:style-name="T15">?</text:span></text:p>
              <text:p text:style-name="P16"><text:span text:style-name="T15">Based off my discussions with the key stakeholders – can we clearly list out all the data sources we need so we can make a highly targeted request as opposed to a scatter-gun approach where we ask for a bit of everything?</text:span></text:p>
              <text:p text:style-name="P16"><text:span text:style-name="T15"/></text:p>
              <text:p text:style-name="P16"><text:span text:style-name="T1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DejaVu Sans1" svg:font-family="'DejaVu Sans'"/>
    <style:font-face style:name="Quattrocento Sans1" svg:font-family="'Quattrocento Sans'"/>
    <style:font-face style:name="ＭＳ Ｐゴシック1" svg:font-family="'ＭＳ Ｐゴシック'"/>
    <style:font-face style:name="Arial" svg:font-family="Arial" style:font-pitch="variable"/>
    <style:font-face style:name="Arial Unicode MS1" svg:font-family="'Arial Unicode MS'" style:font-pitch="variable"/>
    <style:font-face style:name="Calibri" svg:font-family="Calibri" style:font-pitch="variable"/>
    <style:font-face style:name="DejaVu Sans" svg:font-family="'DejaVu Sans'" style:font-pitch="variable"/>
    <style:font-face style:name="Liberation Sans1" svg:font-family="'Liberation Sans'" style:font-pitch="variable"/>
    <style:font-face style:name="Microsoft YaHei1" svg:font-family="'Microsoft YaHei'" style:font-pitch="variable"/>
    <style:font-face style:name="Quattrocento Sans" svg:font-family="'Quattrocento Sans'"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1.86cm" svg:height="0.343cm" svg:x="23.051cm" svg:y="0.1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er H</meta:initial-creator>
    <dc:language>en-US</dc:language>
    <dc:date>2021-12-28T14:47:11.932000000</dc:date>
    <meta:editing-cycles>12</meta:editing-cycles>
    <meta:editing-duration>PT1H25M39S</meta:editing-duration>
    <meta:generator>LibreOffice/5.0.0.5$Windows_x86 LibreOffice_project/1b1a90865e348b492231e1c451437d7a15bb262b</meta:generator>
    <meta:document-statistic meta:object-count="53"/>
  </office:meta>
</office:document-meta>
</file>